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472in"/>
    </style:style>
    <style:style style:name="co3" style:family="table-column">
      <style:table-column-properties fo:break-before="auto" style:column-width="1.3126in"/>
    </style:style>
    <style:style style:name="co4" style:family="table-column">
      <style:table-column-properties fo:break-before="auto" style:column-width="0.8102in"/>
    </style:style>
    <style:style style:name="co5" style:family="table-column">
      <style:table-column-properties fo:break-before="auto" style:column-width="1.0701in"/>
    </style:style>
    <style:style style:name="co6" style:family="table-column">
      <style:table-column-properties fo:break-before="auto" style:column-width="0.952in"/>
    </style:style>
    <style:style style:name="co7" style:family="table-column">
      <style:table-column-properties fo:break-before="auto" style:column-width="0.6335in"/>
    </style:style>
    <style:style style:name="co8" style:family="table-column">
      <style:table-column-properties fo:break-before="auto" style:column-width="1.302in"/>
    </style:style>
    <style:style style:name="co9" style:family="table-column">
      <style:table-column-properties fo:break-before="auto" style:column-width="1.094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a9b7c6" style:font-name="JetBrains Mono" fo:font-size="8.5pt" fo:language="en" fo:country="US" style:font-name-asian="JetBrains Mono" style:font-size-asian="8.5pt" style:language-asian="en" style:country-asian="US" style:font-name-complex="JetBrains Mono" style:font-size-complex="4.80000019073486pt" style:language-complex="en" style:country-complex="U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9b7c6" style:font-name="JetBrains Mono" fo:font-size="8.5pt" fo:language="en" fo:country="US" style:font-name-asian="JetBrains Mono" style:font-size-asian="8.5pt" style:language-asian="en" style:country-asian="US" style:font-name-complex="JetBrains Mono" style:font-size-complex="4.80000019073486pt" style:language-complex="en" style:country-complex="US"/>
    </style:style>
    <style:style style:name="gr1" style:family="graphic">
      <style:graphic-properties draw:marker-start="Pontas_20_das_20_setas_20_1" draw:marker-start-width="0.0787in" draw:marker-start-center="false" draw:fill="solid" draw:fill-color="#ffffc0" draw:auto-grow-height="true" draw:auto-grow-width="false" fo:min-height="0.3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/>
      <style:text-properties fo:color="#a9b7c6" style:font-name="JetBrains Mono" fo:font-size="8.5pt" style:font-name-asian="JetBrains Mono" style:font-size-asian="8.5pt" style:font-name-complex="JetBrains Mono" style:font-size-complex="4.80000019073486pt"/>
    </style:style>
    <style:style style:name="P2" style:family="paragraph">
      <style:paragraph-properties style:text-autospace="none" style:line-break="normal" style:writing-mode="page"/>
      <style:text-properties fo:color="#a9b7c6" style:text-outline="false" style:text-line-through-style="none" style:font-name="JetBrains Mono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8.5pt" style:language-asian="zh" style:country-asian="CN" style:font-style-asian="normal" style:font-weight-asian="normal" style:font-name-complex="JetBrains Mono" style:font-size-complex="4.80000019073486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a9b7c6" style:font-name="JetBrains Mono" fo:font-size="8.5pt" style:font-name-asian="JetBrains Mono" style:font-size-asian="8.5pt" style:font-name-complex="JetBrains Mono" style:font-size-complex="4.80000019073486pt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Tipo da transação</text:p>
          </table:table-cell>
          <table:table-cell office:value-type="string">
            <text:p>Data da ocorrência</text:p>
          </table:table-cell>
          <table:table-cell office:value-type="string">
            <text:p>Valor</text:p>
          </table:table-cell>
          <table:table-cell office:value-type="string">
            <text:p>CPF</text:p>
          </table:table-cell>
          <table:table-cell office:value-type="string">
            <text:p>Cartão</text:p>
          </table:table-cell>
          <table:table-cell office:value-type="string">
            <text:p>Hora</text:p>
          </table:table-cell>
          <table:table-cell office:value-type="string">
            <text:p>Dono da loja</text:p>
          </table:table-cell>
          <table:table-cell office:value-type="string">
            <text:p>Nome loja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190301">
            <text:p>20190301</text:p>
          </table:table-cell>
          <table:table-cell table:style-name="ce2" office:value-type="string">
            <office:annotation draw:style-name="gr1" draw:text-style-name="P2" svg:width="1.1413in" svg:height="0.4484in" svg:x="4.4827in" svg:y="0in" draw:caption-point-x="-0.2402in" draw:caption-point-y="0.3594in">
              <dc:date>2024-01-11T00:00:00</dc:date>
              <text:p text:style-name="P1"><text:span text:style-name="T1">000001420</text:span></text:p>
            </office:annotation>
            <text:p>000001420</text:p>
          </table:table-cell>
          <table:table-cell office:value-type="float" office:value="9620676017">
            <text:p>9620676017</text:p>
          </table:table-cell>
          <table:table-cell office:value-type="string">
            <text:p>4753****3153</text:p>
          </table:table-cell>
          <table:table-cell office:value-type="float" office:value="153453">
            <text:p>153453</text:p>
          </table:table-cell>
          <table:table-cell office:value-type="string">
            <text:p>JOÃO MACEDO <text:s text:c="2"/></text:p>
          </table:table-cell>
          <table:table-cell office:value-type="string">
            <text:p>BAR DO JOÃO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formula="of:=[.D3]/100" office:value-type="float" office:value="14.2">
            <text:p>14.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3" office:value-type="float" office:value="1420">
            <text:p>1420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3"/>
          <table:table-cell office:value-type="float" office:value="15232">
            <text:p>15232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formula="of:=[.D13]/100" office:value-type="float" office:value="152.32">
            <text:p>152.32</text:p>
          </table:table-cell>
          <table:table-cell table:number-columns-repeated="5"/>
        </table:table-row>
        <table:table-row table:style-name="ro1" table:number-rows-repeated="104855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1">01/11/2024</text:date>, <text:time>18:19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11T12:59:20</meta:creation-date>
    <meta:editing-duration>PT5H20M14S</meta:editing-duration>
    <meta:editing-cycles>3</meta:editing-cycles>
    <meta:generator>OpenOffice/4.1.14$Win32 OpenOffice.org_project/4114m1$Build-9811</meta:generator>
    <dc:date>2024-01-11T18:19:32.57</dc:date>
    <meta:document-statistic meta:table-count="3" meta:cell-count="20" meta:object-count="0"/>
  </office:meta>
</office:document-meta>
</file>